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Courier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4.397cm" style:rel-column-width="16383*"/>
    </style:style>
    <style:style style:name="Tabela1.D" style:family="table-column">
      <style:table-column-properties style:column-width="4.397cm" style:rel-column-width="16386*"/>
    </style:style>
    <style:style style:name="Tabela1.1" style:family="table-row">
      <style:table-row-properties fo:keep-together="auto"/>
    </style:style>
    <style:style style:name="Tabela1.A1" style:family="table-cell" style:data-style-name="N107">
      <style:table-cell-properties style:vertical-align="bottom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B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C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D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1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1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1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Tabela2" style:family="table">
      <style:table-properties style:width="17.59cm" fo:margin-top="0cm" fo:margin-bottom="0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97cm" style:rel-column-width="16383*"/>
    </style:style>
    <style:style style:name="Tabela2.D" style:family="table-column">
      <style:table-column-properties style:column-width="4.397cm" style:rel-column-width="16386*"/>
    </style:style>
    <style:style style:name="Tabela2.1" style:family="table-row">
      <style:table-row-properties fo:keep-together="auto"/>
    </style:style>
    <style:style style:name="Tabela2.A1" style:family="table-cell" style:data-style-name="N107">
      <style:table-cell-properties style:vertical-align="bottom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B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C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D1" style:family="table-cell">
      <style:table-cell-properties style:vertical-align="top" fo:background-color="#9999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ela2.A2" style:family="table-cell" style:data-style-name="N1">
      <style:table-cell-properties style:vertical-align="bottom" fo:background-color="#999999" fo:padding="0cm" fo:border="none" style:writing-mode="page">
        <style:background-image/>
      </style:table-cell-properties>
    </style:style>
    <style:style style:name="Tabela2.B2" style:family="table-cell" style:data-style-name="N107">
      <style:table-cell-properties style:vertical-align="bottom" fo:background-color="#b2b2b2" fo:padding="0cm" fo:border="none" style:writing-mode="page">
        <style:background-image/>
      </style:table-cell-properties>
    </style:style>
    <style:style style:name="Tabela2.A6" style:family="table-cell" style:data-style-name="N1">
      <style:table-cell-properties style:vertical-align="bottom" fo:background-color="#999999" fo:padding="0cm" fo:border-left="none" fo:border-right="none" fo:border-top="none" fo:border-bottom="0.75pt solid #000000" style:writing-mode="page">
        <style:background-image/>
      </style:table-cell-properties>
    </style:style>
    <style:style style:name="Tabela2.B6" style:family="table-cell" style:data-style-name="N107">
      <style:table-cell-properties style:vertical-align="bottom" fo:background-color="#b2b2b2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bd18"/>
    </style:style>
    <style:style style:name="P2" style:family="paragraph" style:parent-style-name="Standard">
      <style:paragraph-properties fo:text-align="start" style:justify-single-word="false"/>
      <style:text-properties officeooo:rsid="001dbd18" officeooo:paragraph-rsid="001dbd18"/>
    </style:style>
    <style:style style:name="P3" style:family="paragraph" style:parent-style-name="Standard">
      <style:text-properties officeooo:rsid="002b1480" officeooo:paragraph-rsid="002b1480"/>
    </style:style>
    <style:style style:name="P4" style:family="paragraph" style:parent-style-name="Standard">
      <style:text-properties officeooo:paragraph-rsid="002c8079"/>
    </style:style>
    <style:style style:name="P5" style:family="paragraph" style:parent-style-name="Standard">
      <style:paragraph-properties fo:text-align="start" style:justify-single-word="false" fo:break-before="auto" fo:break-after="auto"/>
      <style:text-properties fo:font-weight="bold" officeooo:rsid="001dbd18" officeooo:paragraph-rsid="001dbd1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paragraph-rsid="001dbd18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fo:font-weight="bold" officeooo:paragraph-rsid="002c8079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4pt" officeooo:paragraph-rsid="001dbd18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234b42" officeooo:paragraph-rsid="00234b4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234b42" officeooo:paragraph-rsid="002c8079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2453df" officeooo:paragraph-rsid="002453df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2453df" officeooo:paragraph-rsid="002c8079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256a3c" officeooo:paragraph-rsid="00256a3c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256a3c" officeooo:paragraph-rsid="002c8079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271b79" officeooo:paragraph-rsid="00271b79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71b79" officeooo:paragraph-rsid="002c8079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288edf" officeooo:paragraph-rsid="00288edf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288edf" officeooo:paragraph-rsid="002c8079" style:font-size-asian="14pt" style:font-size-complex="14pt"/>
    </style:style>
    <style:style style:name="T1" style:family="text">
      <style:text-properties officeooo:rsid="001fda9f"/>
    </style:style>
    <style:style style:name="T2" style:family="text">
      <style:text-properties officeooo:rsid="0026ea0a"/>
    </style:style>
    <style:style style:name="T3" style:family="text">
      <style:text-properties officeooo:rsid="002c8079"/>
    </style:style>
    <number:number-style style:name="N1">
      <number:number number:decimal-places="0" loext:min-decimal-places="0" number:min-integer-digits="1"/>
    </number:number-style>
    <number:number-style style:name="N107" number:title="Definido pelo usuário">
      <number:number number:decimal-places="4" loext:min-decimal-places="4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*<text:span text:style-name="T1">Média de 3 testes de tempo → (T1 + T2 + T3) / 3</text:span></text:p>
      <text:p text:style-name="P2"/>
      <text:p text:style-name="P2">BubbleSort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float" office:value="0">
            <text:p text:style-name="P6">Entrada</text:p>
          </table:table-cell>
          <table:table-cell table:style-name="Tabela1.B1" office:value-type="string">
            <text:p text:style-name="P6">Melhor <text:span text:style-name="T2">(2)</text:span></text:p>
          </table:table-cell>
          <table:table-cell table:style-name="Tabela1.C1" office:value-type="string">
            <text:p text:style-name="P6">Médio <text:span text:style-name="T2">(1)</text:span></text:p>
          </table:table-cell>
          <table:table-cell table:style-name="Tabela1.D1" office:value-type="string">
            <text:p text:style-name="P6">Pior <text:span text:style-name="T2">(3)</text:span></text:p>
          </table:table-cell>
        </table:table-row>
        <table:table-row>
          <table:table-cell table:style-name="Tabela1.A2" office:value-type="float" office:value="1000">
            <text:p text:style-name="P6">1000</text:p>
          </table:table-cell>
          <table:table-cell table:style-name="Tabela1.B2" office:value-type="float" office:value="0.075">
            <text:p text:style-name="P11">0,0750</text:p>
          </table:table-cell>
          <table:table-cell table:style-name="Tabela1.B2" office:value-type="float" office:value="0.1266">
            <text:p text:style-name="P9">0,1266</text:p>
          </table:table-cell>
          <table:table-cell table:style-name="Tabela1.B2" office:value-type="float" office:value="0.1643">
            <text:p text:style-name="P11">0,1643</text:p>
          </table:table-cell>
        </table:table-row>
        <table:table-row>
          <table:table-cell table:style-name="Tabela1.A2" office:value-type="float" office:value="5000">
            <text:p text:style-name="P6">5000</text:p>
          </table:table-cell>
          <table:table-cell table:style-name="Tabela1.B2" office:value-type="float" office:value="2.0255">
            <text:p text:style-name="P13">2,0255</text:p>
          </table:table-cell>
          <table:table-cell table:style-name="Tabela1.B2" office:value-type="float" office:value="3.6387">
            <text:p text:style-name="P11">3,6387</text:p>
          </table:table-cell>
          <table:table-cell table:style-name="Tabela1.B2" office:value-type="float" office:value="4.8718">
            <text:p text:style-name="P13">4,8718</text:p>
          </table:table-cell>
        </table:table-row>
        <table:table-row>
          <table:table-cell table:style-name="Tabela1.A2" office:value-type="float" office:value="10000">
            <text:p text:style-name="P6">10000</text:p>
          </table:table-cell>
          <table:table-cell table:style-name="Tabela1.B2" office:value-type="float" office:value="8.7941">
            <text:p text:style-name="P13">8,7941</text:p>
          </table:table-cell>
          <table:table-cell table:style-name="Tabela1.B2" office:value-type="float" office:value="14.6049">
            <text:p text:style-name="P13">14,6049</text:p>
          </table:table-cell>
          <table:table-cell table:style-name="Tabela1.B2" office:value-type="float" office:value="21.2316">
            <text:p text:style-name="P13">21,2316</text:p>
          </table:table-cell>
        </table:table-row>
        <table:table-row table:style-name="Tabela1.1">
          <table:table-cell table:style-name="Tabela1.A2" office:value-type="float" office:value="15000">
            <text:p text:style-name="P6">15000</text:p>
          </table:table-cell>
          <table:table-cell table:style-name="Tabela1.B2" office:value-type="float" office:value="19.6395">
            <text:p text:style-name="P15">19,6395</text:p>
          </table:table-cell>
          <table:table-cell table:style-name="Tabela1.B2" office:value-type="float" office:value="32.5675">
            <text:p text:style-name="P15">32,5675</text:p>
          </table:table-cell>
          <table:table-cell table:style-name="Tabela1.B2" office:value-type="float" office:value="46.8617">
            <text:p text:style-name="P17">46,8617</text:p>
          </table:table-cell>
        </table:table-row>
        <table:table-row table:style-name="Tabela1.1">
          <table:table-cell table:style-name="Tabela1.A6" office:value-type="float" office:value="25000">
            <text:p text:style-name="P6">25000</text:p>
          </table:table-cell>
          <table:table-cell table:style-name="Tabela1.B6" office:value-type="float" office:value="58.3967">
            <text:p text:style-name="P17">58,3967</text:p>
          </table:table-cell>
          <table:table-cell table:style-name="Tabela1.B6" office:value-type="float" office:value="95.853">
            <text:p text:style-name="P17">95,8530</text:p>
          </table:table-cell>
          <table:table-cell table:style-name="Tabela1.B6" office:value-type="float" office:value="132.7602">
            <text:p text:style-name="P17">132,7602</text:p>
          </table:table-cell>
        </table:table-row>
      </table:table>
      <text:p text:style-name="P1"/>
      <text:p text:style-name="P3">BubbleSort <text:span text:style-name="T3">2</text:span></text:p>
      <table:table table:name="Tabela2" table:style-name="Tabela2">
        <table:table-column table:style-name="Tabela2.A" table:number-columns-repeated="3"/>
        <table:table-column table:style-name="Tabela2.D"/>
        <table:table-row table:style-name="Tabela2.1">
          <table:table-cell table:style-name="Tabela2.A1" office:value-type="float" office:value="0">
            <text:p text:style-name="P7">Entrada</text:p>
          </table:table-cell>
          <table:table-cell table:style-name="Tabela2.B1" office:value-type="string">
            <text:p text:style-name="P7">Melhor <text:span text:style-name="T2">(2)</text:span></text:p>
          </table:table-cell>
          <table:table-cell table:style-name="Tabela2.C1" office:value-type="string">
            <text:p text:style-name="P7">Médio <text:span text:style-name="T2">(1)</text:span></text:p>
          </table:table-cell>
          <table:table-cell table:style-name="Tabela2.D1" office:value-type="string">
            <text:p text:style-name="P7">Pior <text:span text:style-name="T2">(3)</text:span></text:p>
          </table:table-cell>
        </table:table-row>
        <table:table-row>
          <table:table-cell table:style-name="Tabela2.A2" office:value-type="float" office:value="1000">
            <text:p text:style-name="P7">1000</text:p>
          </table:table-cell>
          <table:table-cell table:style-name="Tabela2.B2" office:value-type="float" office:value="0.075">
            <text:p text:style-name="P12">0,0750</text:p>
          </table:table-cell>
          <table:table-cell table:style-name="Tabela2.B2" office:value-type="float" office:value="0.1266">
            <text:p text:style-name="P10">0,1266</text:p>
          </table:table-cell>
          <table:table-cell table:style-name="Tabela2.B2" office:value-type="float" office:value="0.1643">
            <text:p text:style-name="P12">0,1643</text:p>
          </table:table-cell>
        </table:table-row>
        <table:table-row>
          <table:table-cell table:style-name="Tabela2.A2" office:value-type="float" office:value="5000">
            <text:p text:style-name="P7">5000</text:p>
          </table:table-cell>
          <table:table-cell table:style-name="Tabela2.B2" office:value-type="float" office:value="2.0255">
            <text:p text:style-name="P14">2,0255</text:p>
          </table:table-cell>
          <table:table-cell table:style-name="Tabela2.B2" office:value-type="float" office:value="3.6387">
            <text:p text:style-name="P12">3,6387</text:p>
          </table:table-cell>
          <table:table-cell table:style-name="Tabela2.B2" office:value-type="float" office:value="4.8718">
            <text:p text:style-name="P14">4,8718</text:p>
          </table:table-cell>
        </table:table-row>
        <table:table-row>
          <table:table-cell table:style-name="Tabela2.A2" office:value-type="float" office:value="10000">
            <text:p text:style-name="P7">10000</text:p>
          </table:table-cell>
          <table:table-cell table:style-name="Tabela2.B2" office:value-type="float" office:value="8.7941">
            <text:p text:style-name="P14">8,7941</text:p>
          </table:table-cell>
          <table:table-cell table:style-name="Tabela2.B2" office:value-type="float" office:value="14.6049">
            <text:p text:style-name="P14">14,6049</text:p>
          </table:table-cell>
          <table:table-cell table:style-name="Tabela2.B2" office:value-type="float" office:value="21.2316">
            <text:p text:style-name="P14">21,2316</text:p>
          </table:table-cell>
        </table:table-row>
        <table:table-row table:style-name="Tabela2.1">
          <table:table-cell table:style-name="Tabela2.A2" office:value-type="float" office:value="15000">
            <text:p text:style-name="P7">15000</text:p>
          </table:table-cell>
          <table:table-cell table:style-name="Tabela2.B2" office:value-type="float" office:value="19.6395">
            <text:p text:style-name="P16">19,6395</text:p>
          </table:table-cell>
          <table:table-cell table:style-name="Tabela2.B2" office:value-type="float" office:value="32.5675">
            <text:p text:style-name="P16">32,5675</text:p>
          </table:table-cell>
          <table:table-cell table:style-name="Tabela2.B2" office:value-type="float" office:value="46.8617">
            <text:p text:style-name="P18">46,8617</text:p>
          </table:table-cell>
        </table:table-row>
        <table:table-row table:style-name="Tabela2.1">
          <table:table-cell table:style-name="Tabela2.A6" office:value-type="float" office:value="25000">
            <text:p text:style-name="P7">25000</text:p>
          </table:table-cell>
          <table:table-cell table:style-name="Tabela2.B6" office:value-type="float" office:value="58.3967">
            <text:p text:style-name="P18">58,3967</text:p>
          </table:table-cell>
          <table:table-cell table:style-name="Tabela2.B6" office:value-type="float" office:value="95.853">
            <text:p text:style-name="P18">95,8530</text:p>
          </table:table-cell>
          <table:table-cell table:style-name="Tabela2.B6" office:value-type="float" office:value="132.7602">
            <text:p text:style-name="P18">132,7602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Courier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1-01-31T20:54:24.442000000</dc:date>
    <meta:editing-duration>PT5H21M43S</meta:editing-duration>
    <meta:editing-cycles>27</meta:editing-cycles>
    <meta:document-statistic meta:table-count="2" meta:image-count="0" meta:object-count="0" meta:page-count="1" meta:paragraph-count="51" meta:word-count="71" meta:character-count="382" meta:non-whitespace-character-count="362"/>
  </office:meta>
</office:document-meta>
</file>